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5.25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objectwithoutfill">
      <style:graphic-properties draw:marker-end="Arrowheads_20_6" draw:marker-end-width="0.3cm" draw:fill="none" draw:textarea-vertical-align="middle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objectwithoutfill">
      <style:graphic-properties draw:marker-end="Arrowheads_20_8" draw:marker-end-width="0.3cm" draw:fill="none" draw:textarea-vertical-align="middle"/>
    </style:style>
    <style:style style:name="gr10" style:family="graphic" style:parent-style-name="objectwithoutfill">
      <style:graphic-properties draw:marker-end="Arrowheads_20_9" draw:marker-end-width="0.3cm" draw:fill="none" draw:textarea-vertical-align="middle"/>
    </style:style>
    <style:style style:name="gr11" style:family="graphic" style:parent-style-name="objectwithoutfill">
      <style:graphic-properties draw:marker-end="Arrowheads_20_10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5cm" svg:height="1.5cm" svg:x="11.25cm" svg:y="2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1.5cm" svg:x="1cm" svg:y="4.75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1.5cm" svg:x="7.5cm" svg:y="6.5cm">
          <text:p text:style-name="P1">Nav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1.5cm" svg:x="13.5cm" svg:y="6.5cm">
          <text:p text:style-name="P1">TopicArticl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1.5cm" svg:x="14cm" svg:y="18.25cm">
          <text:p text:style-name="P1">ArticleControl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1.5cm" svg:x="14cm" svg:y="15.25cm">
          <text:p text:style-name="P1">ArticlesList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5.75cm" svg:height="1.5cm" svg:x="7.5cm" svg:y="18.25cm">
          <text:p text:style-name="P1">ArticleCar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1.5cm" svg:x="24.5cm" svg:y="10.5cm">
          <text:p text:style-name="P1">UserArticl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1.5cm" svg:x="19.5cm" svg:y="4.75cm">
          <text:p text:style-name="P1">Artic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1.5cm" svg:x="21.5cm" svg:y="17.75cm">
          <text:p text:style-name="P1">VoteControl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1.5cm" svg:x="33.5cm" svg:y="10.75cm">
          <text:p text:style-name="P1">CommentLi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1.5cm" svg:x="28.75cm" svg:y="4.75cm">
          <text:p text:style-name="P1">Us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25cm" svg:y1="2.75cm" svg:x2="4cm" svg:y2="4.75cm">
          <text:p/>
        </draw:line>
        <draw:line draw:style-name="gr2" draw:text-style-name="P2" draw:layer="layout" svg:x1="13.75cm" svg:y1="3.5cm" svg:x2="10cm" svg:y2="6.5cm">
          <text:p/>
        </draw:line>
        <draw:line draw:style-name="gr2" draw:text-style-name="P3" draw:layer="layout" svg:x1="15cm" svg:y1="3.5cm" svg:x2="16cm" svg:y2="6.5cm">
          <text:p/>
        </draw:line>
        <draw:line draw:style-name="gr2" draw:text-style-name="P2" draw:layer="layout" svg:x1="16.25cm" svg:y1="3.5cm" svg:x2="22cm" svg:y2="4.75cm">
          <text:p/>
        </draw:line>
        <draw:line draw:style-name="gr2" draw:text-style-name="P2" draw:layer="layout" svg:x1="17cm" svg:y1="2.75cm" svg:x2="31cm" svg:y2="4.75cm">
          <text:p/>
        </draw:line>
        <draw:line draw:style-name="gr3" draw:text-style-name="P2" draw:layer="layout" svg:x1="30.75cm" svg:y1="6.25cm" svg:x2="28cm" svg:y2="10.5cm">
          <text:p/>
        </draw:line>
        <draw:line draw:style-name="gr4" draw:text-style-name="P2" draw:layer="layout" svg:x1="32.25cm" svg:y1="6.25cm" svg:x2="36.75cm" svg:y2="10.75cm">
          <text:p/>
        </draw:line>
        <draw:custom-shape draw:style-name="gr1" draw:text-style-name="P1" draw:layer="layout" svg:width="5.75cm" svg:height="1.5cm" svg:x="31.75cm" svg:y="14.25cm">
          <text:p text:style-name="P1">CommentCard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36.5cm" svg:y1="12.25cm" svg:x2="34.5cm" svg:y2="14.25cm">
          <text:p/>
        </draw:line>
        <draw:line draw:style-name="gr5" draw:text-style-name="P2" draw:layer="layout" svg:x1="33.5cm" svg:y1="15.75cm" svg:x2="24.5cm" svg:y2="17.75cm">
          <text:p/>
        </draw:line>
        <draw:line draw:style-name="gr6" draw:text-style-name="P2" draw:layer="layout" svg:x1="27cm" svg:y1="12cm" svg:x2="16.75cm" svg:y2="15.25cm">
          <text:p/>
        </draw:line>
        <draw:line draw:style-name="gr7" draw:text-style-name="P2" draw:layer="layout" svg:x1="22.25cm" svg:y1="6.25cm" svg:x2="23.25cm" svg:y2="17.75cm">
          <text:p/>
        </draw:line>
        <draw:line draw:style-name="gr8" draw:text-style-name="P2" draw:layer="layout" svg:x1="16cm" svg:y1="8cm" svg:x2="15.25cm" svg:y2="15.25cm">
          <text:p/>
        </draw:line>
        <draw:line draw:style-name="gr9" draw:text-style-name="P2" draw:layer="layout" svg:x1="14.25cm" svg:y1="16.75cm" svg:x2="11.25cm" svg:y2="18.25cm">
          <text:p/>
        </draw:line>
        <draw:line draw:style-name="gr10" draw:text-style-name="P2" draw:layer="layout" svg:x1="16.75cm" svg:y1="16.75cm" svg:x2="16.5cm" svg:y2="18.25cm">
          <text:p/>
        </draw:line>
        <draw:line draw:style-name="gr11" draw:text-style-name="P2" draw:layer="layout" svg:x1="24cm" svg:y1="6.25cm" svg:x2="36.5cm" svg:y2="10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0T13:48:14.523557046</meta:creation-date>
    <dc:date>2022-01-10T15:16:54.780552972</dc:date>
    <meta:editing-duration>PT7M46S</meta:editing-duration>
    <meta:editing-cycles>2</meta:editing-cycles>
    <meta:generator>LibreOffice/7.2.5.2.0$Linux_X86_64 LibreOffice_project/20$Build-2</meta:generator>
    <meta:document-statistic meta:object-count="28"/>
  </office:meta>
</office:document-meta>
</file>